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Thumbnails/thumbnail.png" manifest:media-type="image/png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Replacements/Object 5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" manifest:media-type=""/>
  <manifest:file-entry manifest:full-path="ObjectReplacements/Object 6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2" svg:font-family="OpenSymbol" style:font-pitch="variable" style:font-charset="x-symbol"/>
    <style:font-face style:name="OpenSymbol1" svg:font-family="OpenSymbol"/>
    <style:font-face style:name="Tahoma1" svg:font-family="Tahoma"/>
    <style:font-face style:name="OpenSymbol3" svg:font-family="OpenSymbol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dddddd" fo:padding="0.097cm" fo:border="none" style:writing-mode="pag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.014cm" fo:margin-left="0cm" table:align="left"/>
    </style:style>
    <style:style style:name="Tableau4.A" style:family="table-column">
      <style:table-column-properties style:column-width="1.406cm"/>
    </style:style>
    <style:style style:name="Tableau4.B" style:family="table-column">
      <style:table-column-properties style:column-width="2.88cm"/>
    </style:style>
    <style:style style:name="Tableau4.C" style:family="table-column">
      <style:table-column-properties style:column-width="11.629cm"/>
    </style:style>
    <style:style style:name="Tableau4.D" style:family="table-column">
      <style:table-column-properties style:column-width="1.099cm"/>
    </style:style>
    <style:style style:name="Tableau4.A1" style:family="table-cell">
      <style:table-cell-properties fo:padding="0.097cm" fo:border="none"/>
    </style:style>
    <style:style style:name="Tableau4.B1" style:family="table-cell">
      <style:table-cell-properties fo:background-color="#ffd7d7" fo:padding="0.097cm" fo:border="none">
        <style:background-image/>
      </style:table-cell-properties>
    </style:style>
    <style:style style:name="Tableau4.C1" style:family="table-cell">
      <style:table-cell-properties fo:background-color="#dee6ef" fo:padding="0.097cm" fo:border="none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Times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5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officeooo:paragraph-rsid="0020de6c" style:font-weight-asian="bold" style:font-weight-complex="bold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paragraph-rsid="0029f856" style:font-weight-asian="bold" style:font-weight-complex="bold"/>
    </style:style>
    <style:style style:name="P9" style:family="paragraph" style:parent-style-name="Text_20_body">
      <style:text-properties officeooo:paragraph-rsid="0020de6c"/>
    </style:style>
    <style:style style:name="P10" style:family="paragraph" style:parent-style-name="Text_20_body">
      <style:paragraph-properties fo:text-align="justify" style:justify-single-word="false"/>
      <style:text-properties officeooo:rsid="0020de6c" officeooo:paragraph-rsid="0020de6c"/>
    </style:style>
    <style:style style:name="P11" style:family="paragraph" style:parent-style-name="Text_20_body">
      <style:paragraph-properties fo:text-align="start" style:justify-single-word="false"/>
      <style:text-properties style:text-underline-style="none" fo:font-weight="normal" officeooo:paragraph-rsid="0020de6c" style:font-weight-asian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text-underline-style="none" fo:font-weight="normal" officeooo:paragraph-rsid="0029f856" style:font-weight-asian="normal" style:font-weight-complex="normal"/>
    </style:style>
    <style:style style:name="P13" style:family="paragraph" style:parent-style-name="Text_20_body">
      <style:text-properties style:text-underline-style="none" officeooo:paragraph-rsid="0028bbd6"/>
    </style:style>
    <style:style style:name="P14" style:family="paragraph" style:parent-style-name="Text_20_body">
      <style:text-properties officeooo:rsid="00230a67" officeooo:paragraph-rsid="0024a4b0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>
      <style:paragraph-properties fo:text-align="center" style:justify-single-word="false"/>
      <style:text-properties officeooo:paragraph-rsid="0029f856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>
      <style:paragraph-properties fo:text-align="justify" style:justify-single-word="false"/>
      <style:text-properties officeooo:paragraph-rsid="0028bbd6"/>
    </style:style>
    <style:style style:name="P19" style:family="paragraph" style:parent-style-name="Text_20_body">
      <style:text-properties officeooo:rsid="0024a4b0" officeooo:paragraph-rsid="0024a4b0"/>
    </style:style>
    <style:style style:name="P20" style:family="paragraph" style:parent-style-name="Text_20_body">
      <style:text-properties officeooo:rsid="0024a4b0" officeooo:paragraph-rsid="002613be"/>
    </style:style>
    <style:style style:name="P21" style:family="paragraph" style:parent-style-name="Text_20_body">
      <style:text-properties officeooo:paragraph-rsid="002613be"/>
    </style:style>
    <style:style style:name="P22" style:family="paragraph" style:parent-style-name="Text_20_body">
      <style:text-properties officeooo:paragraph-rsid="0028bbd6"/>
    </style:style>
    <style:style style:name="P23" style:family="paragraph" style:parent-style-name="Text_20_body">
      <style:text-properties officeooo:paragraph-rsid="0029f856"/>
    </style:style>
    <style:style style:name="P24" style:family="paragraph" style:parent-style-name="Text_20_body">
      <style:text-properties officeooo:paragraph-rsid="002ba81f"/>
    </style:style>
    <style:style style:name="P25" style:family="paragraph" style:parent-style-name="Text_20_body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218d90" officeooo:paragraph-rsid="00218d90" style:font-style-asian="normal" style:font-weight-asian="bold" style:font-style-complex="normal" style:font-weight-complex="bold"/>
    </style:style>
    <style:style style:name="P26" style:family="paragraph" style:parent-style-name="Text_20_body">
      <style:text-properties fo:font-style="normal" style:text-underline-style="none" officeooo:rsid="0024a4b0" officeooo:paragraph-rsid="0024a4b0" style:font-style-asian="normal" style:font-style-complex="normal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24a4b0" officeooo:paragraph-rsid="0024a4b0" style:font-weight-asian="bold" style:font-weight-complex="bold"/>
    </style:style>
    <style:style style:name="P28" style:family="paragraph" style:parent-style-name="Table_20_Contents">
      <style:text-properties officeooo:paragraph-rsid="0030f209"/>
    </style:style>
    <style:style style:name="P29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29f856" officeooo:paragraph-rsid="0029f856"/>
    </style:style>
    <style:style style:name="P30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paragraph-rsid="002d54ff"/>
    </style:style>
    <style:style style:name="P31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paragraph-rsid="002ef494"/>
    </style:style>
    <style:style style:name="P32" style:family="paragraph" style:parent-style-name="Heading_20_1">
      <style:text-properties style:text-underline-style="solid" style:text-underline-width="auto" style:text-underline-color="font-color"/>
    </style:style>
    <style:style style:name="P33" style:family="paragraph" style:parent-style-name="Heading_20_1">
      <style:text-properties style:text-underline-style="solid" style:text-underline-width="auto" style:text-underline-color="font-color" officeooo:rsid="0020de6c" officeooo:paragraph-rsid="0020de6c"/>
    </style:style>
    <style:style style:name="P34" style:family="paragraph" style:parent-style-name="Heading_20_2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5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36" style:family="paragraph" style:parent-style-name="Heading_20_2">
      <style:text-properties officeooo:paragraph-rsid="0028bbd6"/>
    </style:style>
    <style:style style:name="P37" style:family="paragraph" style:parent-style-name="Text_20_body" style:list-style-name="L1">
      <style:paragraph-properties fo:text-align="start" style:justify-single-word="false"/>
      <style:text-properties officeooo:paragraph-rsid="00218d90"/>
    </style:style>
    <style:style style:name="P38" style:family="paragraph" style:parent-style-name="Text_20_body" style:list-style-name="L1">
      <style:paragraph-properties fo:text-align="start" style:justify-single-word="false"/>
      <style:text-properties officeooo:rsid="00218d90" officeooo:paragraph-rsid="00218d90"/>
    </style:style>
    <style:style style:name="P39" style:family="paragraph" style:parent-style-name="Text_20_body" style:list-style-name="L1">
      <style:paragraph-properties fo:text-align="start" style:justify-single-word="false"/>
      <style:text-properties officeooo:rsid="00230a67" officeooo:paragraph-rsid="00230a67"/>
    </style:style>
    <style:style style:name="P40" style:family="paragraph" style:parent-style-name="Text_20_body" style:list-style-name="L2">
      <style:text-properties officeooo:rsid="0024a4b0" officeooo:paragraph-rsid="0028bbd6"/>
    </style:style>
    <style:style style:name="P41" style:family="paragraph" style:parent-style-name="Text_20_body" style:list-style-name="L2">
      <style:text-properties officeooo:rsid="0024a4b0" officeooo:paragraph-rsid="0024a4b0"/>
    </style:style>
    <style:style style:name="P42" style:family="paragraph" style:parent-style-name="Text_20_body" style:list-style-name="L2">
      <style:paragraph-properties fo:text-align="justify" style:justify-single-word="false"/>
      <style:text-properties officeooo:paragraph-rsid="0028bbd6"/>
    </style:style>
    <style:style style:name="P43" style:family="paragraph" style:parent-style-name="Text_20_body" style:list-style-name="L2">
      <style:paragraph-properties fo:text-align="justify" style:justify-single-word="false"/>
      <style:text-properties officeooo:paragraph-rsid="0029f856"/>
    </style:style>
    <style:style style:name="P44" style:family="paragraph" style:parent-style-name="Text_20_body" style:list-style-name="L5">
      <style:paragraph-properties fo:text-align="justify" style:justify-single-word="false"/>
    </style:style>
    <style:style style:name="P45" style:family="paragraph" style:parent-style-name="Text_20_body" style:list-style-name="L5">
      <style:paragraph-properties fo:text-align="justify" style:justify-single-word="false"/>
      <style:text-properties officeooo:paragraph-rsid="002ef494"/>
    </style:style>
    <style:style style:name="P46" style:family="paragraph" style:parent-style-name="Text_20_body" style:list-style-name="L4">
      <style:paragraph-properties fo:text-align="justify" style:justify-single-word="false"/>
      <style:text-properties officeooo:paragraph-rsid="002ba81f"/>
    </style:style>
    <style:style style:name="P47" style:family="paragraph" style:parent-style-name="Text_20_body" style:list-style-name="L3">
      <style:paragraph-properties fo:text-align="justify" style:justify-single-word="false"/>
      <style:text-properties officeooo:rsid="0029f856" officeooo:paragraph-rsid="0029f856"/>
    </style:style>
    <style:style style:name="P48" style:family="paragraph" style:parent-style-name="Text_20_body" style:list-style-name="L4"/>
    <style:style style:name="P49" style:family="paragraph" style:parent-style-name="Text_20_body" style:list-style-name="L4">
      <style:text-properties officeooo:paragraph-rsid="002ba81f"/>
    </style:style>
    <style:style style:name="P50" style:family="paragraph" style:parent-style-name="Text_20_body" style:list-style-name="L4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18d90" style:font-style-asian="italic" style:font-style-complex="italic"/>
    </style:style>
    <style:style style:name="T3" style:family="text">
      <style:text-properties fo:font-style="italic" officeooo:rsid="0029f856" style:font-style-asian="italic" style:font-style-complex="italic"/>
    </style:style>
    <style:style style:name="T4" style:family="text">
      <style:text-properties fo:font-style="italic" officeooo:rsid="002ba81f" style:font-style-asian="italic" style:font-style-complex="italic"/>
    </style:style>
    <style:style style:name="T5" style:family="text">
      <style:text-properties fo:font-style="italic" officeooo:rsid="002d54ff" style:font-style-asian="italic" style:font-style-complex="italic"/>
    </style:style>
    <style:style style:name="T6" style:family="text">
      <style:text-properties fo:font-style="italic" officeooo:rsid="002ef494" style:font-style-asian="italic" style:font-style-complex="italic"/>
    </style:style>
    <style:style style:name="T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218d90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29f856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officeooo:rsid="0028bbd6" style:font-style-asian="italic" style:font-style-complex="italic"/>
    </style:style>
    <style:style style:name="T11" style:family="text">
      <style:text-properties fo:font-style="italic" officeooo:rsid="002ba81f"/>
    </style:style>
    <style:style style:name="T12" style:family="text">
      <style:text-properties fo:font-style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218d90" style:font-style-asian="normal" style:font-style-complex="normal"/>
    </style:style>
    <style:style style:name="T15" style:family="text">
      <style:text-properties fo:font-style="normal" officeooo:rsid="0029f856" style:font-style-asian="normal" style:font-style-complex="normal"/>
    </style:style>
    <style:style style:name="T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218d90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29f856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2ef494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officeooo:rsid="002613be" style:font-style-asian="normal" style:font-style-complex="normal"/>
    </style:style>
    <style:style style:name="T21" style:family="text">
      <style:text-properties fo:font-style="normal" style:text-underline-style="none" officeooo:rsid="0028bbd6" style:font-style-asian="normal" style:font-style-complex="normal"/>
    </style:style>
    <style:style style:name="T2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3" style:family="text">
      <style:text-properties style:font-name="OpenSymbol2" fo:font-style="normal"/>
    </style:style>
    <style:style style:name="T24" style:family="text">
      <style:text-properties style:font-name="OpenSymbol3" fo:font-style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4a4b0" style:font-weight-asian="bold" style:font-weight-complex="bold"/>
    </style:style>
    <style:style style:name="T27" style:family="text">
      <style:text-properties style:text-position="super 58%" fo:font-style="italic" officeooo:rsid="002ef494" style:font-style-asian="italic" style:font-style-complex="italic"/>
    </style:style>
    <style:style style:name="T28" style:family="text">
      <style:text-properties style:font-name="Times New Roman"/>
    </style:style>
    <style:style style:name="T29" style:family="text">
      <style:text-properties style:font-name="Times New Roman" fo:font-style="italic"/>
    </style:style>
    <style:style style:name="T30" style:family="text">
      <style:text-properties style:font-name="Times New Roman" fo:font-style="italic" style:font-style-asian="italic" style:font-style-complex="italic"/>
    </style:style>
    <style:style style:name="T31" style:family="text">
      <style:text-properties style:font-name="Times New Roman" fo:font-style="italic" officeooo:rsid="002ba81f" style:font-style-asian="italic" style:font-style-complex="italic"/>
    </style:style>
    <style:style style:name="T32" style:family="text">
      <style:text-properties style:font-name="Times New Roman" fo:font-style="italic" style:text-underline-style="none" fo:font-weight="normal" style:font-style-asian="italic" style:font-weight-asian="normal" style:font-style-complex="italic" style:font-weight-complex="normal"/>
    </style:style>
    <style:style style:name="T33" style:family="text">
      <style:text-properties style:font-name="Times New Roman" fo:font-style="italic" style:text-underline-style="none" fo:font-weight="normal" officeooo:rsid="00218d90" style:font-style-asian="italic" style:font-weight-asian="normal" style:font-style-complex="italic" style:font-weight-complex="normal"/>
    </style:style>
    <style:style style:name="T34" style:family="text">
      <style:text-properties style:font-name="Times New Roman" fo:font-style="italic" style:text-underline-style="none" officeooo:rsid="0028bbd6" style:font-style-asian="italic" style:font-style-complex="italic"/>
    </style:style>
    <style:style style:name="T35" style:family="text">
      <style:text-properties style:font-name="Times New Roman" fo:font-style="italic" style:text-underline-style="none" officeooo:rsid="0029f856" style:font-style-asian="italic" style:font-style-complex="italic"/>
    </style:style>
    <style:style style:name="T36" style:family="text">
      <style:text-properties style:font-name="Times New Roman" fo:font-style="italic" officeooo:rsid="002ba81f"/>
    </style:style>
    <style:style style:name="T37" style:family="text">
      <style:text-properties style:font-name="Times New Roman" fo:font-style="italic" officeooo:rsid="002d54ff"/>
    </style:style>
    <style:style style:name="T38" style:family="text">
      <style:text-properties style:font-name="Times New Roman" fo:font-style="normal"/>
    </style:style>
    <style:style style:name="T39" style:family="text">
      <style:text-properties style:font-name="Times New Roman" fo:font-style="normal" officeooo:rsid="0024a4b0"/>
    </style:style>
    <style:style style:name="T40" style:family="text">
      <style:text-properties style:font-name="Times New Roman" fo:font-style="normal" style:text-underline-style="none" fo:font-weight="normal" officeooo:rsid="00218d90" style:font-style-asian="normal" style:font-weight-asian="normal" style:font-style-complex="normal" style:font-weight-complex="normal"/>
    </style:style>
    <style:style style:name="T41" style:family="text">
      <style:text-properties style:font-name="Times New Roman" fo:font-style="normal" style:text-underline-style="none" style:font-style-asian="normal" style:font-style-complex="normal"/>
    </style:style>
    <style:style style:name="T42" style:family="text">
      <style:text-properties style:font-name="Times New Roman" fo:font-style="normal" style:text-underline-style="none" officeooo:rsid="0028bbd6" style:font-style-asian="normal" style:font-style-complex="normal"/>
    </style:style>
    <style:style style:name="T43" style:family="text">
      <style:text-properties style:font-name="Times New Roman" fo:font-style="normal" style:text-underline-style="none" officeooo:rsid="002ba81f" style:font-style-asian="normal" style:font-style-complex="normal"/>
    </style:style>
    <style:style style:name="T44" style:family="text">
      <style:text-properties style:font-name="Times New Roman" fo:font-style="normal" officeooo:rsid="002ba81f"/>
    </style:style>
    <style:style style:name="T45" style:family="text">
      <style:text-properties style:font-name="Times New Roman" fo:font-style="normal" style:font-style-asian="normal" style:font-style-complex="normal"/>
    </style:style>
    <style:style style:name="T46" style:family="text">
      <style:text-properties style:font-name="Times New Roman" fo:font-style="normal" officeooo:rsid="002ba81f" style:font-style-asian="normal" style:font-style-complex="normal"/>
    </style:style>
    <style:style style:name="T47" style:family="text">
      <style:text-properties style:font-name="Times New Roman" fo:font-style="normal" officeooo:rsid="002d54ff" style:font-style-asian="normal" style:font-style-complex="normal"/>
    </style:style>
    <style:style style:name="T48" style:family="text">
      <style:text-properties style:font-name="Times New Roman" fo:font-style="normal" officeooo:rsid="002d54ff"/>
    </style:style>
    <style:style style:name="T49" style:family="text">
      <style:text-properties style:font-name="Times New Roman" fo:font-weight="bold" style:font-weight-asian="bold" style:font-weight-complex="bold"/>
    </style:style>
    <style:style style:name="T50" style:family="text">
      <style:text-properties style:font-name="Times New Roman" fo:font-weight="bold" officeooo:rsid="0024a4b0" style:font-weight-asian="bold" style:font-weight-complex="bold"/>
    </style:style>
    <style:style style:name="T51" style:family="text">
      <style:text-properties style:font-name="Times New Roman" officeooo:rsid="00230a67"/>
    </style:style>
    <style:style style:name="T52" style:family="text">
      <style:text-properties style:font-name="Times New Roman" officeooo:rsid="0028bbd6"/>
    </style:style>
    <style:style style:name="T53" style:family="text">
      <style:text-properties style:font-name="Times New Roman" officeooo:rsid="0024a4b0"/>
    </style:style>
    <style:style style:name="T54" style:family="text">
      <style:text-properties style:text-position="sub 58%"/>
    </style:style>
    <style:style style:name="T55" style:family="text">
      <style:text-properties style:text-position="sub 58%" fo:font-style="normal" officeooo:rsid="0029f856" style:font-style-asian="normal" style:font-style-complex="normal"/>
    </style:style>
    <style:style style:name="T56" style:family="text">
      <style:text-properties style:text-position="sub 58%" fo:font-style="normal" style:text-underline-style="none" fo:font-weight="normal" officeooo:rsid="0029f856" style:font-style-asian="normal" style:font-weight-asian="normal" style:font-style-complex="normal" style:font-weight-complex="normal"/>
    </style:style>
    <style:style style:name="T57" style:family="text">
      <style:text-properties style:text-position="sub 58%" officeooo:rsid="002d54ff"/>
    </style:style>
    <style:style style:name="T58" style:family="text">
      <style:text-properties officeooo:rsid="0020de6c"/>
    </style:style>
    <style:style style:name="T59" style:family="text">
      <style:text-properties officeooo:rsid="00230a67"/>
    </style:style>
    <style:style style:name="T60" style:family="text">
      <style:text-properties officeooo:rsid="0024a4b0"/>
    </style:style>
    <style:style style:name="T61" style:family="text">
      <style:text-properties fo:color="#c9211e" fo:font-style="italic" style:text-underline-style="none" officeooo:rsid="002613be" style:font-style-asian="italic" style:font-style-complex="italic"/>
    </style:style>
    <style:style style:name="T62" style:family="text">
      <style:text-properties fo:color="#c9211e" fo:font-style="normal" style:text-underline-style="none" officeooo:rsid="002613be" style:font-style-asian="normal" style:font-style-complex="normal"/>
    </style:style>
    <style:style style:name="T63" style:family="text">
      <style:text-properties fo:color="#c9211e" style:text-position="sub 58%" fo:font-style="normal" style:text-underline-style="none" officeooo:rsid="002613be" style:font-style-asian="normal" style:font-style-complex="normal"/>
    </style:style>
    <style:style style:name="T64" style:family="text">
      <style:text-properties fo:font-variant="normal" fo:text-transform="none" fo:color="#c9211e" fo:letter-spacing="normal" fo:font-style="normal" style:text-underline-style="none" fo:font-weight="bold" officeooo:rsid="002613be" style:font-style-asian="normal" style:font-weight-asian="bold" style:font-style-complex="normal" style:font-weight-complex="bold"/>
    </style:style>
    <style:style style:name="T65" style:family="text">
      <style:text-properties fo:font-variant="normal" fo:text-transform="none" fo:color="#2a6099" fo:letter-spacing="normal"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fo:font-variant="normal" fo:text-transform="none" fo:color="#2a6099" fo:letter-spacing="normal" fo:font-style="normal" style:text-underline-style="none" fo:font-weight="bold" officeooo:rsid="002613be" style:font-style-asian="normal" style:font-weight-asian="bold" style:font-style-complex="normal" style:font-weight-complex="bold"/>
    </style:style>
    <style:style style:name="T67" style:family="text">
      <style:text-properties fo:font-variant="normal" fo:text-transform="none" fo:color="#2a6099" fo:letter-spacing="normal" fo:font-style="normal" style:text-underline-style="none" fo:font-weight="normal" officeooo:rsid="002613be" style:font-style-asian="normal" style:font-weight-asian="normal" style:font-style-complex="normal" style:font-weight-complex="normal"/>
    </style:style>
    <style:style style:name="T68" style:family="text">
      <style:text-properties fo:font-variant="normal" fo:text-transform="none" style:use-window-font-color="true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T69" style:family="text">
      <style:text-properties fo:font-variant="normal" fo:text-transform="none" style:use-window-font-color="true" style:font-name="Times New Roman" fo:letter-spacing="normal" fo:font-style="italic" style:text-underline-style="none" fo:font-weight="normal" officeooo:rsid="002613be" style:font-style-asian="italic" style:font-weight-asian="normal" style:font-style-complex="italic" style:font-weight-complex="normal"/>
    </style:style>
    <style:style style:name="T70" style:family="text">
      <style:text-properties fo:font-variant="normal" fo:text-transform="none" style:use-window-font-color="true" style:font-name="Times New Roman" fo:letter-spacing="normal" fo:font-style="italic" style:text-underline-style="none" fo:font-weight="normal" officeooo:rsid="002ba81f" style:font-style-asian="italic" style:font-weight-asian="normal" style:font-style-complex="italic" style:font-weight-complex="normal"/>
    </style:style>
    <style:style style:name="T71" style:family="text">
      <style:text-properties fo:font-variant="normal" fo:text-transform="none" style:use-window-font-color="true" fo:letter-spacing="normal" fo:font-style="italic" style:text-underline-style="none" fo:font-weight="normal" officeooo:rsid="002613be" style:font-style-asian="italic" style:font-weight-asian="normal" style:font-style-complex="italic" style:font-weight-complex="normal"/>
    </style:style>
    <style:style style:name="T72" style:family="text">
      <style:text-properties fo:font-variant="normal" fo:text-transform="none" style:use-window-font-color="true" fo:letter-spacing="normal" fo:font-style="italic" fo:font-weight="normal" officeooo:rsid="002613be" style:font-style-asian="italic" style:font-weight-asian="normal" style:font-style-complex="italic" style:font-weight-complex="normal"/>
    </style:style>
    <style:style style:name="T73" style:family="text">
      <style:text-properties fo:font-variant="normal" fo:text-transform="none" style:use-window-font-color="true" fo:letter-spacing="normal" fo:font-style="normal" style:text-underline-style="none" fo:font-weight="normal" officeooo:rsid="002613be" style:font-style-asian="normal" style:font-weight-asian="normal" style:font-style-complex="normal" style:font-weight-complex="normal"/>
    </style:style>
    <style:style style:name="T74" style:family="text">
      <style:text-properties fo:font-variant="normal" fo:text-transform="none" style:use-window-font-color="true" style:text-position="sub 58%" fo:letter-spacing="normal" fo:font-style="normal" style:text-underline-style="none" fo:font-weight="normal" officeooo:rsid="002613be" style:font-style-asian="normal" style:font-weight-asian="normal" style:font-style-complex="normal" style:font-weight-complex="normal"/>
    </style:style>
    <style:style style:name="T75" style:family="text">
      <style:text-properties fo:font-variant="normal" fo:text-transform="none" style:use-window-font-color="true" style:text-position="sub 58%" fo:letter-spacing="normal" fo:font-style="normal" fo:font-weight="normal" officeooo:rsid="002613be" style:font-style-asian="normal" style:font-weight-asian="normal" style:font-style-complex="normal" style:font-weight-complex="normal"/>
    </style:style>
    <style:style style:name="T76" style:family="text">
      <style:text-properties fo:font-variant="normal" fo:text-transform="none" style:use-window-font-color="true" style:text-position="sub 58%" style:font-name="Times New Roman" fo:letter-spacing="normal" fo:font-style="normal" style:text-underline-style="none" fo:font-weight="normal" officeooo:rsid="002613be" style:font-style-asian="normal" style:font-weight-asian="normal" style:font-style-complex="normal" style:font-weight-complex="normal"/>
    </style:style>
    <style:style style:name="T77" style:family="text">
      <style:text-properties fo:font-variant="normal" fo:text-transform="none" style:use-window-font-color="true" style:text-position="0% 100%" fo:letter-spacing="normal" fo:font-style="normal" style:text-underline-style="none" fo:font-weight="normal" officeooo:rsid="002613be" style:font-style-asian="normal" style:font-weight-asian="normal" style:font-style-complex="normal" style:font-weight-complex="normal"/>
    </style:style>
    <style:style style:name="T78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79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fo:font-weight="normal" officeooo:rsid="002613be" style:font-style-asian="italic" style:font-weight-asian="normal" style:font-style-complex="italic" style:font-weight-complex="normal"/>
    </style:style>
    <style:style style:name="T80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fo:font-weight="normal" officeooo:rsid="0029f856" style:font-style-asian="italic" style:font-weight-asian="normal" style:font-style-complex="italic" style:font-weight-complex="normal"/>
    </style:style>
    <style:style style:name="T81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2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officeooo:rsid="002613be" style:font-style-asian="normal" style:font-weight-asian="normal" style:font-style-complex="normal" style:font-weight-complex="normal"/>
    </style:style>
    <style:style style:name="T83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officeooo:rsid="0029f856" style:font-style-asian="normal" style:font-weight-asian="normal" style:font-style-complex="normal" style:font-weight-complex="normal"/>
    </style:style>
    <style:style style:name="T84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officeooo:rsid="0028bbd6" style:font-style-asian="normal" style:font-weight-asian="normal" style:font-style-complex="normal" style:font-weight-complex="normal"/>
    </style:style>
    <style:style style:name="T85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bold" officeooo:rsid="002613be" style:font-style-asian="normal" style:font-weight-asian="bold" style:font-style-complex="normal" style:font-weight-complex="bold"/>
    </style:style>
    <style:style style:name="T86" style:family="text">
      <style:text-properties fo:font-variant="normal" fo:text-transform="none" fo:color="#202122" fo:letter-spacing="normal"/>
    </style:style>
    <style:style style:name="T87" style:family="text">
      <style:text-properties fo:font-variant="normal" fo:text-transform="none" fo:color="#202122" fo:letter-spacing="normal" fo:font-style="italic" style:font-style-asian="italic" style:font-style-complex="italic"/>
    </style:style>
    <style:style style:name="T88" style:family="text">
      <style:text-properties fo:font-variant="normal" fo:text-transform="none" fo:color="#202122" fo:letter-spacing="normal" fo:font-style="italic" style:text-underline-style="none" fo:font-weight="normal" officeooo:rsid="00218d90" style:font-style-asian="italic" style:font-weight-asian="normal" style:font-style-complex="italic" style:font-weight-complex="normal"/>
    </style:style>
    <style:style style:name="T89" style:family="text">
      <style:text-properties fo:font-variant="normal" fo:text-transform="none" fo:color="#202122" style:text-position="sub 58%" fo:letter-spacing="normal"/>
    </style:style>
    <style:style style:name="T90" style:family="text">
      <style:text-properties fo:font-variant="normal" fo:text-transform="none" fo:color="#202122" style:text-position="sub 58%" fo:letter-spacing="normal" fo:font-style="normal" style:text-underline-style="none" fo:font-weight="normal" officeooo:rsid="00218d90" style:font-style-asian="normal" style:font-weight-asian="normal" style:font-style-complex="normal" style:font-weight-complex="normal"/>
    </style:style>
    <style:style style:name="T91" style:family="text">
      <style:text-properties fo:font-variant="normal" fo:text-transform="none" fo:color="#202122" style:text-position="sub 58%" style:font-name="Times New Roman" fo:letter-spacing="normal" officeooo:rsid="0028bbd6"/>
    </style:style>
    <style:style style:name="T92" style:family="text">
      <style:text-properties fo:font-variant="normal" fo:text-transform="none" fo:color="#202122" style:text-position="sub 58%" style:font-name="Times New Roman" fo:letter-spacing="normal" fo:font-style="normal" style:text-underline-style="none" fo:font-weight="normal" officeooo:rsid="0028bbd6" style:font-style-asian="normal" style:font-weight-asian="normal" style:font-style-complex="normal" style:font-weight-complex="normal"/>
    </style:style>
    <style:style style:name="T93" style:family="text">
      <style:text-properties fo:font-variant="normal" fo:text-transform="none" fo:color="#202122" style:text-position="0% 100%" fo:letter-spacing="normal"/>
    </style:style>
    <style:style style:name="T94" style:family="text">
      <style:text-properties fo:font-variant="normal" fo:text-transform="none" fo:color="#202122" style:text-position="0% 100%" fo:letter-spacing="normal" officeooo:rsid="0028bbd6"/>
    </style:style>
    <style:style style:name="T95" style:family="text">
      <style:text-properties fo:font-variant="normal" fo:text-transform="none" fo:color="#202122" style:text-position="0% 100%" style:font-name="Times New Roman" fo:letter-spacing="normal" officeooo:rsid="0028bbd6"/>
    </style:style>
    <style:style style:name="T96" style:family="text">
      <style:text-properties fo:font-variant="normal" fo:text-transform="none" fo:color="#202122" style:text-position="0% 100%" style:font-name="Times New Roman" fo:letter-spacing="normal" officeooo:rsid="0029f856"/>
    </style:style>
    <style:style style:name="T97" style:family="text">
      <style:text-properties fo:font-variant="normal" fo:text-transform="none" fo:color="#202122" style:text-position="0% 100%" style:font-name="Times New Roman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98" style:family="text">
      <style:text-properties fo:font-variant="normal" fo:text-transform="none" fo:color="#202122" style:text-position="0% 100%" style:font-name="Times New Roman" fo:letter-spacing="normal" fo:font-style="normal" style:text-underline-style="none" fo:font-weight="normal" officeooo:rsid="0028bbd6" style:font-style-asian="normal" style:font-weight-asian="normal" style:font-style-complex="normal" style:font-weight-complex="normal"/>
    </style:style>
    <style:style style:name="T99" style:family="text">
      <style:text-properties fo:font-variant="normal" fo:text-transform="none" fo:color="#202122" style:text-position="0% 100%" style:font-name="Times New Roman" fo:letter-spacing="normal" fo:font-style="normal" style:text-underline-style="none" fo:font-weight="normal" officeooo:rsid="00218d90" style:font-style-asian="normal" style:font-weight-asian="normal" style:font-style-complex="normal" style:font-weight-complex="normal"/>
    </style:style>
    <style:style style:name="T100" style:family="text">
      <style:text-properties fo:font-variant="normal" fo:text-transform="none" fo:color="#202122" style:text-position="0% 100%" style:font-name="Times New Roman" fo:letter-spacing="normal" fo:font-style="normal" style:text-underline-style="none" fo:font-weight="normal" officeooo:rsid="0024a4b0" style:font-style-asian="normal" style:font-weight-asian="normal" style:font-style-complex="normal" style:font-weight-complex="normal"/>
    </style:style>
    <style:style style:name="T101" style:family="text">
      <style:text-properties fo:font-variant="normal" fo:text-transform="none" fo:color="#202122" style:text-position="0% 100%" style:font-name="Times New Roman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02" style:family="text">
      <style:text-properties fo:font-variant="normal" fo:text-transform="none" fo:color="#202122" style:text-position="0% 100%" style:font-name="Times New Roman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103" style:family="text">
      <style:text-properties fo:font-variant="normal" fo:text-transform="none" fo:color="#202122" style:text-position="0% 100%" style:font-name="Times New Roman" fo:letter-spacing="normal" fo:font-style="italic" style:text-underline-style="none" fo:font-weight="normal" officeooo:rsid="0028bbd6" style:font-style-asian="italic" style:font-weight-asian="normal" style:font-style-complex="italic" style:font-weight-complex="normal"/>
    </style:style>
    <style:style style:name="T104" style:family="text">
      <style:text-properties fo:font-variant="normal" fo:text-transform="none" fo:color="#202122" style:text-position="0% 100%" style:font-name="Times New Roman" fo:letter-spacing="normal" fo:font-style="italic" style:text-underline-style="none" fo:font-weight="normal" officeooo:rsid="00218d90" style:font-style-asian="italic" style:font-weight-asian="normal" style:font-style-complex="italic" style:font-weight-complex="normal"/>
    </style:style>
    <style:style style:name="T105" style:family="text">
      <style:text-properties fo:font-variant="normal" fo:text-transform="none" fo:color="#202122" style:font-name="Times New Roman" fo:letter-spacing="normal" fo:font-style="italic" officeooo:rsid="0028bbd6" style:font-style-asian="italic" style:font-style-complex="italic"/>
    </style:style>
    <style:style style:name="T106" style:family="text">
      <style:text-properties fo:font-variant="normal" fo:text-transform="none" fo:color="#202122" style:font-name="Times New Roman" fo:letter-spacing="normal" officeooo:rsid="0028bbd6"/>
    </style:style>
    <style:style style:name="T107" style:family="text">
      <style:text-properties officeooo:rsid="0028bbd6"/>
    </style:style>
    <style:style style:name="T108" style:family="text">
      <style:text-properties style:font-name="Arial" fo:font-size="14pt" fo:font-style="normal" style:text-underline-style="solid" style:text-underline-width="auto" style:text-underline-color="font-color" fo:font-weight="bold" officeooo:rsid="0028bbd6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T109" style:family="text">
      <style:text-properties officeooo:rsid="0029f856"/>
    </style:style>
    <style:style style:name="T110" style:family="text">
      <style:text-properties officeooo:rsid="002ba81f"/>
    </style:style>
    <style:style style:name="T111" style:family="text">
      <style:text-properties officeooo:rsid="002d54ff"/>
    </style:style>
    <style:style style:name="T112" style:family="text">
      <style:text-properties officeooo:rsid="002ef494"/>
    </style:style>
    <style:style style:name="T113" style:family="text">
      <style:text-properties style:text-position="0% 100%" style:font-name="OpenSymbol3" fo:font-style="normal"/>
    </style:style>
    <style:style style:name="T114" style:family="text">
      <style:text-properties style:text-position="0% 100%" style:font-name="OpenSymbol2" fo:font-style="normal"/>
    </style:style>
    <style:style style:name="T115" style:family="text">
      <style:text-properties style:font-name="Times New Roman" fo:font-style="normal"/>
    </style:style>
    <style:style style:name="fr1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Chapitre <text:span text:style-name="T58">0</text:span></text:p>
            <text:p text:style-name="P5">Raisonnement par récurrence</text:p>
          </table:table-cell>
        </table:table-row>
      </table:table>
      <text:p text:style-name="P3"/>
      <text:h text:style-name="P33" text:outline-level="1">Propriété mathématique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6">Définition :</text:p>
            <text:p text:style-name="P10">Une <text:span text:style-name="T25">propriété mathématique</text:span> est une phrase, écrite ou non avec des symboles mathématiques, qui contient un verbe et qui est soit vraie soit fausse.</text:p>
          </table:table-cell>
        </table:table-row>
      </table:table>
      <text:p text:style-name="P9"/>
      <text:p text:style-name="P7">Remarque :</text:p>
      <text:p text:style-name="P11">Lorsque la propriété concerne un entier naturel <text:span text:style-name="T1">n</text:span><text:span text:style-name="T13">, </text:span><text:span text:style-name="T14">on peut la noter </text:span><text:span text:style-name="T2">P</text:span><text:span text:style-name="T14">(</text:span><text:span text:style-name="T2">n</text:span><text:span text:style-name="T14">),</text:span></text:p>
      <text:p text:style-name="P25">Exemples :</text:p>
      <text:list xml:id="list1265108840" text:style-name="L1">
        <text:list-item>
          <text:p text:style-name="P37"><text:span text:style-name="T17">Une égalité, </text:span><text:span text:style-name="T8">P</text:span><text:span text:style-name="T17">(</text:span><text:span text:style-name="T8">n</text:span><text:span text:style-name="T17">) : </text:span><text:span text:style-name="T17"><draw:frame draw:style-name="fr1" draw:name="Objet1" text:anchor-type="as-char" svg:width="3.845cm" svg:height="1.037cm" draw:z-index="16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17">.</text:span></text:p>
        </text:list-item>
        <text:list-item>
          <text:p text:style-name="P38"><text:span text:style-name="T16">Une inégalité, </text:span><text:span text:style-name="T7">P</text:span><text:span text:style-name="T16">(</text:span><text:span text:style-name="T7">n</text:span><text:span text:style-name="T16">) : <text:s/></text:span><text:span text:style-name="T16"><draw:frame draw:style-name="fr1" draw:name="Objet2" text:anchor-type="as-char" svg:width="2.783cm" svg:height="0.557cm" draw:z-index="17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6">.</text:span></text:p>
        </text:list-item>
        <text:list-item>
          <text:p text:style-name="P39"><text:span text:style-name="T16">Une phrase</text:span><text:span text:style-name="T17">, </text:span><text:span text:style-name="T8">P</text:span><text:span text:style-name="T17">(</text:span><text:span text:style-name="T8">n</text:span><text:span text:style-name="T17">) : <text:s/></text:span><draw:frame draw:style-name="fr1" draw:name="Objet3" text:anchor-type="as-char" svg:width="1.141cm" svg:height="0.527cm" draw:z-index="18"><draw:object xlink:href="./Object 3" xlink:type="simple" xlink:show="embed" xlink:actuate="onLoad"/><draw:image xlink:href="./ObjectReplacements/Object 3" xlink:type="simple" xlink:show="embed" xlink:actuate="onLoad"/><svg:desc>formule</svg:desc></draw:frame><text:s/>est un multiple de 3.</text:p>
        </text:list-item>
      </text:list>
      <text:h text:style-name="P32" text:outline-level="1">Raisonnement par récurrence</text:h>
      <text:h text:style-name="P34" text:outline-level="2">Exemple</text:h>
      <text:p text:style-name="Text_20_body">Soit <draw:frame draw:style-name="fr1" draw:name="Objet35" text:anchor-type="as-char" svg:width="0.894cm" svg:height="0.533cm" draw:z-index="0"><draw:object xlink:href="./Object 49" xlink:type="simple" xlink:show="embed" xlink:actuate="onLoad"/><draw:image xlink:href="./ObjectReplacements/Object 49" xlink:type="simple" xlink:show="embed" xlink:actuate="onLoad"/></draw:frame><text:s/>la suite définie sur ℕ <text:span text:style-name="T59">p</text:span>ar <draw:frame draw:style-name="fr1" draw:name="Objet36" text:anchor-type="as-char" svg:width="1.863cm" svg:height="0.593cm" draw:z-index="1"><draw:object xlink:href="./Object 50" xlink:type="simple" xlink:show="embed" xlink:actuate="onLoad"/><draw:image xlink:href="./ObjectReplacements/Object 50" xlink:type="simple" xlink:show="embed" xlink:actuate="onLoad"/></draw:frame>.</text:p>
      <text:p text:style-name="Text_20_body">On a donc :</text:p>
      <text:p text:style-name="P15"><draw:frame draw:style-name="fr1" draw:name="Objet37" text:anchor-type="as-char" svg:width="1.145cm" svg:height="0.533cm" draw:z-index="2"><draw:object xlink:href="./Object 51" xlink:type="simple" xlink:show="embed" xlink:actuate="onLoad"/><draw:image xlink:href="./ObjectReplacements/Object 51" xlink:type="simple" xlink:show="embed" xlink:actuate="onLoad"/></draw:frame> ; <draw:frame draw:style-name="fr1" draw:name="Objet38" text:anchor-type="as-char" svg:width="1.131cm" svg:height="0.533cm" draw:z-index="3"><draw:object xlink:href="./Object 52" xlink:type="simple" xlink:show="embed" xlink:actuate="onLoad"/><draw:image xlink:href="./ObjectReplacements/Object 52" xlink:type="simple" xlink:show="embed" xlink:actuate="onLoad"/></draw:frame> ; <draw:frame draw:style-name="fr1" draw:name="Objet39" text:anchor-type="as-char" svg:width="1.346cm" svg:height="0.533cm" draw:z-index="4"><draw:object xlink:href="./Object 53" xlink:type="simple" xlink:show="embed" xlink:actuate="onLoad"/><draw:image xlink:href="./ObjectReplacements/Object 53" xlink:type="simple" xlink:show="embed" xlink:actuate="onLoad"/></draw:frame> ; <draw:frame draw:style-name="fr1" draw:name="Objet40" text:anchor-type="as-char" svg:width="1.342cm" svg:height="0.533cm" draw:z-index="5"><draw:object xlink:href="./Object 54" xlink:type="simple" xlink:show="embed" xlink:actuate="onLoad"/><draw:image xlink:href="./ObjectReplacements/Object 54" xlink:type="simple" xlink:show="embed" xlink:actuate="onLoad"/></draw:frame> ; <draw:frame draw:style-name="fr1" draw:name="Objet41" text:anchor-type="as-char" svg:width="1.573cm" svg:height="0.533cm" draw:z-index="6"><draw:object xlink:href="./Object 55" xlink:type="simple" xlink:show="embed" xlink:actuate="onLoad"/><draw:image xlink:href="./ObjectReplacements/Object 55" xlink:type="simple" xlink:show="embed" xlink:actuate="onLoad"/></draw:frame> ; <draw:frame draw:style-name="fr1" draw:name="Objet42" text:anchor-type="as-char" svg:width="1.762cm" svg:height="0.533cm" draw:z-index="7"><draw:object xlink:href="./Object 56" xlink:type="simple" xlink:show="embed" xlink:actuate="onLoad"/><draw:image xlink:href="./ObjectReplacements/Object 56" xlink:type="simple" xlink:show="embed" xlink:actuate="onLoad"/></draw:frame>…</text:p>
      <text:p text:style-name="Text_20_body">On remarque que tous ces nombres sont des multiples de 3.</text:p>
      <text:p text:style-name="Text_20_body">On peut <text:span text:style-name="T25">conjecturer</text:span> que :</text:p>
      <text:p text:style-name="P15"><text:span text:style-name="T8">P</text:span><text:span text:style-name="T17">(</text:span><text:span text:style-name="T8">n</text:span><text:span text:style-name="T17">) :</text:span> <draw:frame draw:style-name="fr1" draw:name="Objet4" text:anchor-type="as-char" svg:width="0.566cm" svg:height="0.531cm" draw:z-index="19"><draw:object xlink:href="./Object 4" xlink:type="simple" xlink:show="embed" xlink:actuate="onLoad"/><draw:image xlink:href="./ObjectReplacements/Object 4" xlink:type="simple" xlink:show="embed" xlink:actuate="onLoad"/><svg:desc>formule</svg:desc></draw:frame><text:s/>est un multiple de 3</text:p>
      <text:p text:style-name="P17">La démonstration de ce résultat repose sur un type de raisonnement appelé <text:span text:style-name="T25">raisonnement par récurrence</text:span>.</text:p>
      <text:h text:style-name="P35" text:outline-level="2">Le principe de récurrence</text:h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2">Soit <text:span text:style-name="T8">P</text:span><text:span text:style-name="T17">(</text:span><text:span text:style-name="T8">n</text:span><text:span text:style-name="T17">)</text:span><text:span text:style-name="T28"> une propriété dépendant </text:span><text:span text:style-name="T51">d’</text:span><text:span text:style-name="T28">un entier </text:span><text:span text:style-name="T29">n</text:span><text:span text:style-name="T38"> </text:span><text:span text:style-name="T39">et </text:span><text:span text:style-name="T69">n</text:span><text:span text:style-name="T76">0</text:span><text:span text:style-name="T82"> </text:span><text:span text:style-name="T113">∈</text:span><text:span text:style-name="T114"> </text:span>ℕ.</text:p>
            <text:p text:style-name="P14">Si l’on démontre les deux étapes suivantes :</text:p>
            <text:list xml:id="list3195755565" text:style-name="L2">
              <text:list-item>
                <text:p text:style-name="P40"><text:span text:style-name="T25">Initialisation </text:span>: <text:span text:style-name="T8">P</text:span><text:span text:style-name="T17">(</text:span><text:span text:style-name="T8">n</text:span><text:span text:style-name="T17">)</text:span><text:span text:style-name="T28"> est vraie pour un entier </text:span><text:span text:style-name="T69">n</text:span><text:span text:style-name="T76">0 </text:span></text:p>
              </text:list-item>
              <text:list-item>
                <text:p text:style-name="P41"><text:span text:style-name="T49">Hérédité </text:span><text:span text:style-name="T28">: pour tout entier </text:span><text:span text:style-name="T28"><draw:frame draw:style-name="fr1" draw:name="Objet6" text:anchor-type="as-char" svg:width="1.162cm" svg:height="0.531cm" draw:z-index="20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28">, « </text:span><text:span text:style-name="T33">P</text:span><text:span text:style-name="T40">(</text:span><text:span text:style-name="T32">k</text:span><text:span text:style-name="T40">)</text:span><text:span text:style-name="T28"> est vraie » implique « </text:span><text:span text:style-name="T30">P</text:span><text:span text:style-name="T28">(</text:span><text:span text:style-name="T30">k</text:span><text:span text:style-name="T28">+1) est vraie »</text:span></text:p>
              </text:list-item>
            </text:list>
            <text:p text:style-name="P19"><text:span text:style-name="T28">alors, on peut conclure que </text:span><text:span text:style-name="T33">P</text:span><text:span text:style-name="T40">(</text:span><text:span text:style-name="T33">n</text:span><text:span text:style-name="T40">)</text:span><text:span text:style-name="T28"> est vraie pour un entier </text:span><text:span text:style-name="T28"><draw:frame draw:style-name="fr1" draw:name="Objet7" text:anchor-type="as-char" svg:width="1.147cm" svg:height="0.531cm" draw:z-index="21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28">,</text:span></text:p>
          </table:table-cell>
        </table:table-row>
      </table:table>
      <text:p text:style-name="P26"><text:soft-page-break/></text:p>
      <text:p text:style-name="P26">Le schéma suivant illustre le principe de récurrence.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Table_20_Contents"/>
          </table:table-cell>
          <table:table-cell table:style-name="Tableau4.B1" office:value-type="string">
            <text:p text:style-name="P27">Initialisation</text:p>
          </table:table-cell>
          <table:table-cell table:style-name="Tableau4.C1" office:value-type="string">
            <text:p text:style-name="P27">Hérédité</text:p>
          </table:table-cell>
          <table:table-cell table:style-name="Tableau4.A1" office:value-type="string">
            <text:p text:style-name="Table_20_Contents"/>
          </table:table-cell>
        </table:table-row>
        <table:table-row>
          <table:table-cell table:style-name="Tableau4.A1" office:value-type="string">
            <text:p text:style-name="Table_20_Contents"/>
          </table:table-cell>
          <table:table-cell table:style-name="Tableau4.B1" office:value-type="string">
            <text:p text:style-name="P28"><text:span text:style-name="T1">P</text:span>(<text:span text:style-name="T103">n</text:span><text:span text:style-name="T92">0</text:span>) est vraie</text:p>
          </table:table-cell>
          <table:table-cell table:style-name="Tableau4.C1" office:value-type="string">
            <text:p text:style-name="P20"><text:span text:style-name="T28">pour tout entier </text:span><text:span text:style-name="T28"><draw:frame draw:style-name="fr1" draw:name="Objet9" text:anchor-type="as-char" svg:width="1.162cm" svg:height="0.531cm" draw:z-index="22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28">, « </text:span><text:span text:style-name="T33">P</text:span><text:span text:style-name="T40">(</text:span><text:span text:style-name="T32">k</text:span><text:span text:style-name="T40">)</text:span><text:span text:style-name="T28"> est vraie » </text:span><text:span text:style-name="T68">⇒</text:span><text:span text:style-name="T28"> « </text:span><text:span text:style-name="T30">P</text:span><text:span text:style-name="T28">(</text:span><text:span text:style-name="T30">k </text:span><text:span text:style-name="T28">+ 1) est vraie »</text:span></text:p>
          </table:table-cell>
          <table:table-cell table:style-name="Tableau4.A1" office:value-type="string">
            <text:p text:style-name="Table_20_Contents"/>
          </table:table-cell>
        </table:table-row>
      </table:table>
      <text:p text:style-name="P26"/>
      <text:p text:style-name="P21"><text:span text:style-name="T20">Conclusion : </text:span><text:span text:style-name="T61">P</text:span><text:span text:style-name="T62">(</text:span><text:span text:style-name="T61">n</text:span><text:span text:style-name="T63">0</text:span><text:span text:style-name="T62">) vraie </text:span><text:span text:style-name="T65">⇒</text:span><text:span text:style-name="T64"> </text:span><text:span text:style-name="T71">P</text:span><text:span text:style-name="T73">(</text:span><text:span text:style-name="T71">n</text:span><text:span text:style-name="T74">0 </text:span><text:span text:style-name="T77">+ 1)</text:span><text:span text:style-name="T73"> vraie </text:span><text:span text:style-name="T66">⇒</text:span><text:span text:style-name="T64"> </text:span><text:span text:style-name="T71">P</text:span><text:span text:style-name="T73">(</text:span><text:span text:style-name="T71">n</text:span><text:span text:style-name="T74">0 </text:span><text:span text:style-name="T77">+ 2)</text:span><text:span text:style-name="T73"> vraie </text:span><text:span text:style-name="T67">⇒</text:span><text:span text:style-name="T73"> … </text:span><text:span text:style-name="T66">⇒</text:span><text:span text:style-name="T64"> </text:span><text:span text:style-name="T71">P</text:span><text:span text:style-name="T73">(</text:span><text:span text:style-name="T71">n</text:span><text:span text:style-name="T77">)</text:span><text:span text:style-name="T73"> vraie </text:span></text:p>
      <text:h text:style-name="P36" text:outline-level="2"><text:span text:style-name="T108">Raisonnement par</text:span><text:span text:style-name="T22"> récurrence</text:span></text:h>
      <text:p text:style-name="P13"><text:span text:style-name="T13">Soit </text:span><text:span text:style-name="T1">P</text:span><text:span text:style-name="T13">(</text:span><text:span text:style-name="T1">n</text:span><text:span text:style-name="T13">) une propriété dépendant d’un entier </text:span><text:span text:style-name="T1">n</text:span><text:span text:style-name="T13"> et </text:span><text:span text:style-name="T72">n</text:span><text:span text:style-name="T75">0 </text:span><text:span text:style-name="T13"><text:s/>∈ ℕ.</text:span>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8"><text:span text:style-name="T107">Pour démontrer que </text:span><text:span text:style-name="T10">P</text:span><text:span text:style-name="T21">(</text:span><text:span text:style-name="T10">n</text:span><text:span text:style-name="T21">)</text:span> <text:span text:style-name="T107">est vraie pour tout entier </text:span><text:span text:style-name="T10">n</text:span> <text:span text:style-name="T86">⩾ </text:span><text:span text:style-name="T87">n</text:span><text:span text:style-name="T89">0</text:span><text:span text:style-name="T93">, </text:span><text:span text:style-name="T94">on procède ainsi</text:span></text:p>
            <text:list xml:id="list110043331857746" text:continue-numbering="true" text:style-name="L2">
              <text:list-item>
                <text:p text:style-name="P42"><text:span text:style-name="T26">Initialisation </text:span><text:span text:style-name="T60">: </text:span><text:span text:style-name="T107">On vérifie que </text:span><text:span text:style-name="T8">P</text:span><text:span text:style-name="T17">(</text:span><text:span text:style-name="T88">n</text:span><text:span text:style-name="T90">0</text:span><text:span text:style-name="T17">)</text:span><text:span text:style-name="T53"> est vraie </text:span><text:span text:style-name="T52">(c’est-à-dire que la propriété est vraie au rang <text:s/></text:span><text:span text:style-name="T105">n</text:span><text:span text:style-name="T91">0</text:span><text:span text:style-name="T95">)</text:span></text:p>
              </text:list-item>
              <text:list-item>
                <text:p text:style-name="P43"><text:span text:style-name="T50">Hérédité </text:span><text:span text:style-name="T53">: </text:span><text:span text:style-name="T52">on démontre, pour tout entier </text:span><text:span text:style-name="T35">k</text:span><text:span text:style-name="T52"> </text:span><text:span text:style-name="T106">⩾ </text:span><text:span text:style-name="T105">n</text:span><text:span text:style-name="T91">0</text:span><text:span text:style-name="T95">, </text:span><text:span text:style-name="T96">l’implication :</text:span></text:p>
              </text:list-item>
            </text:list>
            <text:p text:style-name="P16"><text:span text:style-name="T79">P</text:span><text:span text:style-name="T82">(</text:span><text:span text:style-name="T80">k</text:span><text:span text:style-name="T82">) vraie </text:span><text:span text:style-name="T85">⇒ </text:span><text:span text:style-name="T79">P</text:span><text:span text:style-name="T82">(</text:span><text:span text:style-name="T79">k</text:span><text:span text:style-name="T82"> </text:span><text:span text:style-name="T83">+ 1</text:span><text:span text:style-name="T82">) vraie</text:span></text:p>
            <text:p text:style-name="P29"><text:span text:style-name="T82">P</text:span><text:span text:style-name="T81">our cela, on considère un entier quelconque </text:span><text:span text:style-name="T78">k</text:span><text:span text:style-name="T81">, avec </text:span><text:span text:style-name="T78">k</text:span><text:span text:style-name="T84"> </text:span><text:span text:style-name="T98">⩾ </text:span><text:span text:style-name="T103">n</text:span><text:span text:style-name="T92">0</text:span><text:span text:style-name="T98">, </text:span><text:span text:style-name="T97">et on suppose que </text:span><text:span text:style-name="T102">P</text:span><text:span text:style-name="T97">(</text:span><text:span text:style-name="T102">k</text:span><text:span text:style-name="T97">) est vraie (c’est-à-dire que l’on suppose que la propriété est vraie au rang </text:span><text:span text:style-name="T102">k</text:span><text:span text:style-name="T97">). C’est l’</text:span><text:span text:style-name="T101">hypothèse de récurrence</text:span><text:span text:style-name="T97">.</text:span></text:p>
            <text:p text:style-name="P29"><text:span text:style-name="T97">On démontre alors que </text:span><text:span text:style-name="T102">P</text:span><text:span text:style-name="T97">(</text:span><text:span text:style-name="T102">k +</text:span><text:span text:style-name="T97"> 1) est vraie (c’est-à-dire que la propriété est vraie au rang </text:span><text:span text:style-name="T102">k + </text:span><text:span text:style-name="T97">1) en utilisant l’hypothèse de récurrence,</text:span></text:p>
            <text:list xml:id="list2583940068" text:style-name="L3">
              <text:list-item>
                <text:p text:style-name="P47"><text:span text:style-name="T101">Conclusion </text:span><text:span text:style-name="T97">: On conclut, d’après le principe de récurrence, </text:span><text:span text:style-name="T98">que </text:span><text:span text:style-name="T104">P</text:span><text:span text:style-name="T99">(</text:span><text:span text:style-name="T104">n</text:span><text:span text:style-name="T99">)</text:span><text:span text:style-name="T100"> est vraie </text:span><text:span text:style-name="T97">pour tout entier </text:span><text:span text:style-name="T78">n</text:span><text:span text:style-name="T84"> </text:span><text:span text:style-name="T98">⩾ </text:span><text:span text:style-name="T103">n</text:span><text:span text:style-name="T92">0</text:span><text:span text:style-name="T98">.</text:span></text:p>
              </text:list-item>
            </text:list>
          </table:table-cell>
        </table:table-row>
      </table:table>
      <text:p text:style-name="P23"/>
      <text:p text:style-name="P8">Remarque :</text:p>
      <text:p text:style-name="P12">L<text:span text:style-name="T14">’</text:span><text:span text:style-name="T15">initialisation se fait souvent pour </text:span><text:span text:style-name="T3">n</text:span><text:span text:style-name="T55">0</text:span><text:span text:style-name="T15"> = 0 ou </text:span><text:span text:style-name="T3">n</text:span><text:span text:style-name="T55">0</text:span><text:span text:style-name="T15"> = 1. On vérifie donc que </text:span><text:span text:style-name="T3">P</text:span><text:span text:style-name="T15">(0) ou </text:span><text:span text:style-name="T3">P</text:span><text:span text:style-name="T15">(1) est vraie.</text:span></text:p>
      <text:p text:style-name="P6"/>
      <text:p text:style-name="P6">Exemple :</text:p>
      <text:p text:style-name="P24"><text:span text:style-name="T28">Soit</text:span><text:span text:style-name="T41"> </text:span><text:span text:style-name="T69">n</text:span><text:span text:style-name="T41"> ∈ ℕ. </text:span>On pose <text:span text:style-name="T10">P</text:span><text:span text:style-name="T21">(</text:span><text:span text:style-name="T10">n</text:span><text:span text:style-name="T21">)</text:span><text:span text:style-name="T28"> la propriété : « </text:span><text:span text:style-name="T28"><draw:frame draw:style-name="fr1" draw:name="Objet49" text:anchor-type="as-char" svg:width="1.138cm" svg:height="0.529cm" draw:z-index="8"><draw:object xlink:href="./Object 61" xlink:type="simple" xlink:show="embed" xlink:actuate="onLoad"/><draw:image xlink:href="./ObjectReplacements/Object 61" xlink:type="simple" xlink:show="embed" xlink:actuate="onLoad"/></draw:frame></text:span><text:span text:style-name="T28"> est multiple de 3 ».</text:span></text:p>
      <text:p text:style-name="Text_20_body"><text:span text:style-name="T28">Démontrons, par récurrence, que la propriété est vraie pour tout entier </text:span><text:span text:style-name="T29">n </text:span><text:span text:style-name="T24">∈</text:span><text:span text:style-name="T38">ℕ</text:span><text:span text:style-name="T28">.</text:span></text:p>
      <text:list xml:id="list1961914208" text:style-name="L4">
        <text:list-item>
          <text:p text:style-name="P48"><text:span text:style-name="T25">Initialisation </text:span>:</text:p>
          <text:p text:style-name="P48"><draw:frame draw:style-name="fr1" draw:name="Objet50" text:anchor-type="as-char" svg:width="3.985cm" svg:height="0.529cm" draw:z-index="9"><draw:object xlink:href="./Object 65" xlink:type="simple" xlink:show="embed" xlink:actuate="onLoad"/><draw:image xlink:href="./ObjectReplacements/Object 65" xlink:type="simple" xlink:show="embed" xlink:actuate="onLoad"/></draw:frame>. Donc <draw:frame draw:style-name="fr1" draw:name="Objet56" text:anchor-type="as-char" svg:width="1.132cm" svg:height="0.529cm" draw:z-index="10"><draw:object xlink:href="./Object 72" xlink:type="simple" xlink:show="embed" xlink:actuate="onLoad"/><draw:image xlink:href="./ObjectReplacements/Object 72" xlink:type="simple" xlink:show="embed" xlink:actuate="onLoad"/></draw:frame><text:s/>est bien multiple de 3.</text:p>
          <text:p text:style-name="P49"><text:span text:style-name="T28">Ainsi </text:span><text:span text:style-name="T34">P</text:span><text:span text:style-name="T42">(</text:span><text:span text:style-name="T43">0</text:span><text:span text:style-name="T42">)</text:span><text:span text:style-name="T28"> </text:span>est vraie.</text:p>
        </text:list-item>
        <text:list-item>
          <text:p text:style-name="P48"><text:span text:style-name="T25">Hérédité </text:span>:</text:p>
          <text:p text:style-name="P46"><text:span text:style-name="T38">Soit</text:span><text:span text:style-name="T41"> </text:span><text:span text:style-name="T70">k</text:span><text:span text:style-name="T41"> ∈ ℕ </text:span><text:span text:style-name="T38">quelconque fixé, tel que </text:span><text:span text:style-name="T38"><draw:frame draw:style-name="fr1" draw:name="Objet51" text:anchor-type="as-char" svg:width="2.357cm" svg:height="0.527cm" draw:z-index="11"><draw:object xlink:href="./Object 66" xlink:type="simple" xlink:show="embed" xlink:actuate="onLoad"/><draw:image xlink:href="./ObjectReplacements/Object 66" xlink:type="simple" xlink:show="embed" xlink:actuate="onLoad"/></draw:frame></text:span><text:span text:style-name="T38">, avec </text:span><text:span text:style-name="T36">p</text:span><text:span text:style-name="T38"> entier (il </text:span><text:span text:style-name="T48">s’</text:span><text:span text:style-name="T38">agit de </text:span><text:span text:style-name="T48">l’</text:span><text:span text:style-name="T30">hypothèse de récurrence</text:span><text:span text:style-name="T38">).</text:span></text:p>
          <text:p text:style-name="P48">Pour cet entier <text:span text:style-name="T11">k</text:span><text:span text:style-name="T12"> quelconque et fixé, on remarque que :</text:span></text:p>
          <text:p text:style-name="P50"><draw:frame draw:style-name="fr1" draw:name="Objet52" text:anchor-type="as-char" svg:width="8.834cm" svg:height="0.557cm" draw:z-index="12"><draw:object xlink:href="./Object 67" xlink:type="simple" xlink:show="embed" xlink:actuate="onLoad"/><draw:image xlink:href="./ObjectReplacements/Object 67" xlink:type="simple" xlink:show="embed" xlink:actuate="onLoad"/></draw:frame>.</text:p>
          <text:p text:style-name="P48">Or <text:span text:style-name="T110">d’</text:span>après <text:span text:style-name="T110">l’</text:span>hypothèse de récurrence : <draw:frame draw:style-name="fr1" draw:name="Objet53" text:anchor-type="as-char" svg:width="2.357cm" svg:height="0.527cm" draw:z-index="13"><draw:object xlink:href="./Object 68" xlink:type="simple" xlink:show="embed" xlink:actuate="onLoad"/><draw:image xlink:href="./ObjectReplacements/Object 68" xlink:type="simple" xlink:show="embed" xlink:actuate="onLoad"/><svg:desc>formule</svg:desc></draw:frame>. On en déduit donc que :</text:p>
          <text:p text:style-name="P50"><text:soft-page-break/><text:span text:style-name="T12"><draw:frame draw:style-name="fr1" draw:name="Objet54" text:anchor-type="as-char" svg:width="7.458cm" svg:height="0.557cm" draw:z-index="14"><draw:object xlink:href="./Object 70" xlink:type="simple" xlink:show="embed" xlink:actuate="onLoad"/><draw:image xlink:href="./ObjectReplacements/Object 70" xlink:type="simple" xlink:show="embed" xlink:actuate="onLoad"/></draw:frame></text:span><text:span text:style-name="T12">, avec </text:span><text:span text:style-name="T5">p</text:span><text:span text:style-name="T1">'</text:span><text:span text:style-name="T12"> entier.</text:span></text:p>
          <text:p text:style-name="P48">Donc <draw:frame draw:style-name="fr1" draw:name="Objet55" text:anchor-type="as-char" svg:width="1.445cm" svg:height="0.527cm" draw:z-index="15"><draw:object xlink:href="./Object 71" xlink:type="simple" xlink:show="embed" xlink:actuate="onLoad"/><draw:image xlink:href="./ObjectReplacements/Object 71" xlink:type="simple" xlink:show="embed" xlink:actuate="onLoad"/></draw:frame><text:s/>est multiple de 3.</text:p>
          <text:p text:style-name="P49">On a montré que, si <text:span text:style-name="T1">P</text:span><text:span text:style-name="T110">(</text:span><text:span text:style-name="T4">k</text:span>) <text:span text:style-name="T38">est vraie, alors </text:span><text:span text:style-name="T30">P</text:span><text:span text:style-name="T44">(</text:span><text:span text:style-name="T31">k +</text:span><text:span text:style-name="T46"> 1</text:span><text:span text:style-name="T38">) </text:span><text:span text:style-name="T44">l’</text:span><text:span text:style-name="T38">est aussi.</text:span></text:p>
        </text:list-item>
        <text:list-item>
          <text:p text:style-name="P48"><text:span text:style-name="T25">Conclusion </text:span>:</text:p>
        </text:list-item>
      </text:list>
      <text:p text:style-name="P30">La propriété <text:span text:style-name="T1">P</text:span><text:span text:style-name="T110">(</text:span><text:span text:style-name="T4">n</text:span>) <text:span text:style-name="T111">est vraie au rang </text:span><text:span text:style-name="T5">n</text:span><text:span text:style-name="T57">0</text:span><text:span text:style-name="T111"> = 0 et elle est héréditaire pour </text:span><text:span text:style-name="T5">k</text:span><text:span text:style-name="T111"> ⩾ 0 </text:span><text:span text:style-name="T48">donc </text:span><text:span text:style-name="T30">P</text:span><text:span text:style-name="T44">(</text:span><text:span text:style-name="T31">n</text:span><text:span text:style-name="T38">) </text:span><text:span text:style-name="T48">est vraie </text:span><text:span text:style-name="T38">pour tout entier naturel </text:span><text:span text:style-name="T29">n </text:span><text:span text:style-name="T37">⩾ </text:span><text:span text:style-name="T47">0</text:span><text:span text:style-name="T45">.</text:span></text:p>
      <text:p text:style-name="P2"><text:tab/></text:p>
      <text:p text:style-name="P6">Remarques :</text:p>
      <text:p text:style-name="P17">Il est important de respecter les étapes de la démonstration.</text:p>
      <text:list xml:id="list3202319553" text:style-name="L5">
        <text:list-item>
          <text:p text:style-name="P44">La phase <text:span text:style-name="T109">d’</text:span>initialisation est indispensable. </text:p>
          <text:p text:style-name="P44">Par exemple, la proposition : « <text:span text:style-name="T112">2</text:span><text:span text:style-name="T27">n</text:span><text:span text:style-name="T112"> </text:span>est un multiple de 3 » est héréditaire pourtant elle est fausse.</text:p>
        </text:list-item>
        <text:list-item>
          <text:p text:style-name="P44">La conclusion termine le raisonnement en combinant les étapes <text:span text:style-name="T112">d’</text:span>initialisation et <text:span text:style-name="T112">d’</text:span>hérédité.</text:p>
          <text:p text:style-name="P45">La propriété est vraie au rang<text:span text:style-name="T18"> </text:span><text:span text:style-name="T9">n</text:span><text:span text:style-name="T56">0</text:span><text:span text:style-name="T18"> </text:span>(initialisation) et elle est héréditaire à partir du rang <text:span text:style-name="T9">n</text:span><text:span text:style-name="T56">0</text:span><text:span text:style-name="T18"> </text:span>donc la propriété est vraie au rang <text:span text:style-name="T18"><text:s/></text:span><text:span text:style-name="T9">n</text:span><text:span text:style-name="T56">0</text:span><text:span text:style-name="T18"> </text:span><text:span text:style-name="T19">+ 1</text:span>.</text:p>
          <text:p text:style-name="P45">La propriété est vraie au rang<text:span text:style-name="T18"> </text:span><text:span text:style-name="T9">n</text:span><text:span text:style-name="T56">0</text:span><text:span text:style-name="T18"> </text:span><text:span text:style-name="T19">+ 1 </text:span>et elle est héréditaire à partir du rang <text:span text:style-name="T9">n</text:span><text:span text:style-name="T56">0</text:span><text:span text:style-name="T18"> </text:span>donc la propriété est vraie au rang <text:span text:style-name="T18"><text:s/></text:span><text:span text:style-name="T9">n</text:span><text:span text:style-name="T56">0</text:span><text:span text:style-name="T18"> </text:span><text:span text:style-name="T19">+ 2</text:span>.</text:p>
        </text:list-item>
      </text:list>
      <text:p text:style-name="P31">… </text:p>
      <text:list xml:id="list110045204354327" text:continue-numbering="true" text:style-name="L5">
        <text:list-header>
          <text:p text:style-name="P44">En procédant ainsi, pas à pas, on peut conclure que la propriété est vraie pour <text:span text:style-name="T112">n’</text:span>importe quel entier <text:span text:style-name="T6">n</text:span> ⩾ <text:span text:style-name="T6">n</text:span><text:span text:style-name="T54">0</text:span> .</text:p>
        </text:list-header>
      </text:list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2" svg:font-family="OpenSymbol" style:font-pitch="variable" style:font-charset="x-symbol"/>
    <style:font-face style:name="OpenSymbol1" svg:font-family="OpenSymbol"/>
    <style:font-face style:name="Tahoma1" svg:font-family="Tahoma"/>
    <style:font-face style:name="OpenSymbol3" svg:font-family="OpenSymbol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60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8-18T14:15:34.33</meta:creation-date>
    <meta:editing-duration>PT8H20M30S</meta:editing-duration>
    <meta:editing-cycles>56</meta:editing-cycles>
    <meta:generator>LibreOffice/6.4.6.2$Linux_X86_64 LibreOffice_project/40$Build-2</meta:generator>
    <meta:initial-creator>Johann DOLIVET</meta:initial-creator>
    <dc:date>2021-02-11T11:00:42.895539730</dc:date>
    <meta:document-statistic meta:table-count="5" meta:image-count="0" meta:object-count="23" meta:page-count="3" meta:paragraph-count="70" meta:word-count="709" meta:character-count="3555" meta:non-whitespace-character-count="2924"/>
  </office:meta>
</office:document-meta>
</file>

<file path=Object 1/content.xml><?xml version="1.0" encoding="utf-8"?>
<math xmlns="http://www.w3.org/1998/Math/MathML" display="block">
  <semantics>
    <mrow>
      <mrow>
        <mn>1</mn>
        <mo stretchy="false">+</mo>
        <mn>2</mn>
        <mo stretchy="false">+</mo>
        <mi>…</mi>
        <mo stretchy="false">+</mo>
        <mi>n</mi>
      </mrow>
      <mo stretchy="false">=</mo>
      <mfrac>
        <mrow>
          <mi>n</mi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</mrow>
        <mn>2</mn>
      </mfrac>
    </mrow>
    <annotation encoding="StarMath 5.0">1 + 2 + … + n ={n(n+1)} over {2} </annotation>
  </semantics>
</math>
</file>

<file path=Object 10/content.xml><?xml version="1.0" encoding="utf-8"?>
<math xmlns="http://www.w3.org/1998/Math/MathML" display="block">
  <semantics>
    <mrow>
      <mi>k</mi>
      <mo stretchy="false">⩾</mo>
      <msub>
        <mi>n</mi>
        <mn>0</mn>
      </msub>
    </mrow>
    <annotation encoding="StarMath 5.0">k geslant n_{0}</annotation>
  </semantics>
</math>
</file>

<file path=Object 2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1</mn>
                <mo stretchy="false">+</mo>
                <mi mathvariant="normal">π</mi>
              </mrow>
            </mrow>
            <mo fence="true" stretchy="false">)</mo>
          </mrow>
          <mi>n</mi>
        </msup>
        <mo stretchy="false">⩾</mo>
        <mrow>
          <mn>1</mn>
          <mo stretchy="false">+</mo>
          <mi>n</mi>
        </mrow>
      </mrow>
      <mi mathvariant="normal">π</mi>
    </mrow>
    <annotation encoding="StarMath 5.0">(1+%pi)^n geslant 1 + n %pi</annotation>
  </semantics>
</math>
</file>

<file path=Object 3/content.xml><?xml version="1.0" encoding="utf-8"?>
<math xmlns="http://www.w3.org/1998/Math/MathML" display="block">
  <semantics>
    <mrow>
      <msup>
        <mi>n</mi>
        <mn>3</mn>
      </msup>
      <mo stretchy="false">−</mo>
      <mi>n</mi>
    </mrow>
    <annotation encoding="StarMath 5.0">n^3-n</annotation>
  </semantics>
</math>
</file>

<file path=Object 4/content.xml><?xml version="1.0" encoding="utf-8"?>
<math xmlns="http://www.w3.org/1998/Math/MathML" display="block">
  <semantics>
    <msub>
      <mi>u</mi>
      <mi>n</mi>
    </msub>
    <annotation encoding="StarMath 5.0">u_n</annotation>
  </semantics>
</math>
</file>

<file path=Object 4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5/content.xml><?xml version="1.0" encoding="utf-8"?>
<math xmlns="http://www.w3.org/1998/Math/MathML" display="block">
  <semantics>
    <mrow>
      <mi>n</mi>
      <mo stretchy="false">⩾</mo>
      <msub>
        <mi>n</mi>
        <mn>0</mn>
      </msub>
    </mrow>
    <annotation encoding="StarMath 5.0">n geslant n_{0}</annotation>
  </semantics>
</math>
</file>

<file path=Object 50/content.xml><?xml version="1.0" encoding="utf-8"?>
<math xmlns="http://www.w3.org/1998/Math/MathML" display="block">
  <semantics>
    <mrow>
      <msub>
        <mi>u</mi>
        <mi>n</mi>
      </msub>
      <mo stretchy="false">=</mo>
      <mrow>
        <msup>
          <mn>4</mn>
          <mi>n</mi>
        </msup>
        <mo stretchy="false">−</mo>
        <mn>1</mn>
      </mrow>
    </mrow>
    <annotation encoding="StarMath 5.0">u_n={4}^n-{1}</annotation>
  </semantics>
</math>
</file>

<file path=Object 51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0</mn>
        </mrow>
      </mrow>
    </mrow>
    <annotation encoding="StarMath 5.0">u_{0}={0}</annotation>
  </semantics>
</math>
</file>

<file path=Object 52/content.xml><?xml version="1.0" encoding="utf-8"?>
<math xmlns="http://www.w3.org/1998/Math/MathML">
  <semantics>
    <mrow>
      <mrow>
        <msub>
          <mi>u</mi>
          <mrow>
            <mn>1</mn>
          </mrow>
        </msub>
        <mo stretchy="false">=</mo>
        <mrow>
          <mn>3</mn>
        </mrow>
      </mrow>
    </mrow>
    <annotation encoding="StarMath 5.0">u_{1}={3}</annotation>
  </semantics>
</math>
</file>

<file path=Object 53/content.xml><?xml version="1.0" encoding="utf-8"?>
<math xmlns="http://www.w3.org/1998/Math/MathML">
  <semantics>
    <mrow>
      <mrow>
        <msub>
          <mi>u</mi>
          <mrow>
            <mn>2</mn>
          </mrow>
        </msub>
        <mo stretchy="false">=</mo>
        <mrow>
          <mn>15</mn>
        </mrow>
      </mrow>
    </mrow>
    <annotation encoding="StarMath 5.0">u_{2}={15}</annotation>
  </semantics>
</math>
</file>

<file path=Object 54/content.xml><?xml version="1.0" encoding="utf-8"?>
<math xmlns="http://www.w3.org/1998/Math/MathML">
  <semantics>
    <mrow>
      <mrow>
        <msub>
          <mi>u</mi>
          <mrow>
            <mn>3</mn>
          </mrow>
        </msub>
        <mo stretchy="false">=</mo>
        <mrow>
          <mn>63</mn>
        </mrow>
      </mrow>
    </mrow>
    <annotation encoding="StarMath 5.0">u_{3}={63}</annotation>
  </semantics>
</math>
</file>

<file path=Object 55/content.xml><?xml version="1.0" encoding="utf-8"?>
<math xmlns="http://www.w3.org/1998/Math/MathML">
  <semantics>
    <mrow>
      <mrow>
        <msub>
          <mi>u</mi>
          <mrow>
            <mn>4</mn>
          </mrow>
        </msub>
        <mo stretchy="false">=</mo>
        <mrow>
          <mn>255</mn>
        </mrow>
      </mrow>
    </mrow>
    <annotation encoding="StarMath 5.0">u_{4}={255}</annotation>
  </semantics>
</math>
</file>

<file path=Object 56/content.xml><?xml version="1.0" encoding="utf-8"?>
<math xmlns="http://www.w3.org/1998/Math/MathML">
  <semantics>
    <mrow>
      <mrow>
        <msub>
          <mi>u</mi>
          <mrow>
            <mn>5</mn>
          </mrow>
        </msub>
        <mo stretchy="false">=</mo>
        <mrow>
          <mn>1023</mn>
        </mrow>
      </mrow>
    </mrow>
    <annotation encoding="StarMath 5.0">u_{5}={1023}</annotation>
  </semantics>
</math>
</file>

<file path=Object 61/content.xml><?xml version="1.0" encoding="utf-8"?>
<math xmlns="http://www.w3.org/1998/Math/MathML">
  <semantics>
    <mrow>
      <mrow>
        <msup>
          <mrow>
            <mn>4</mn>
          </mrow>
          <mi>n</mi>
        </msup>
        <mo stretchy="false">−</mo>
        <mrow>
          <mn>1</mn>
        </mrow>
      </mrow>
    </mrow>
    <annotation encoding="StarMath 5.0"> {4}^n-{1}</annotation>
  </semantics>
</math>
</file>

<file path=Object 65/content.xml><?xml version="1.0" encoding="utf-8"?>
<math xmlns="http://www.w3.org/1998/Math/MathML">
  <semantics>
    <mrow>
      <mrow>
        <mrow>
          <mrow>
            <mrow>
              <msup>
                <mrow>
                  <mn>4</mn>
                </mrow>
                <mrow>
                  <mn>0</mn>
                </mrow>
              </msup>
              <mo stretchy="false">−</mo>
              <mrow>
                <mn>1</mn>
              </mrow>
            </mrow>
            <mo stretchy="false">=</mo>
            <mrow>
              <mrow>
                <mn>1</mn>
              </mrow>
              <mo stretchy="false">−</mo>
              <mrow>
                <mn>1</mn>
              </mrow>
            </mrow>
          </mrow>
          <mo stretchy="false">=</mo>
          <mrow>
            <mn>0</mn>
          </mrow>
        </mrow>
        <mo stretchy="false">=</mo>
        <mrow>
          <mrow>
            <mn>3</mn>
          </mrow>
          <mo stretchy="false">×</mo>
          <mrow>
            <mn>0</mn>
          </mrow>
        </mrow>
      </mrow>
    </mrow>
    <annotation encoding="StarMath 5.0">{4}^{0}-{1}={1}-{1}={0}={3} times {0}</annotation>
  </semantics>
</math>
</file>

<file path=Object 66/content.xml><?xml version="1.0" encoding="utf-8"?>
<math xmlns="http://www.w3.org/1998/Math/MathML" display="block">
  <semantics>
    <mrow>
      <mrow>
        <msup>
          <mn>4</mn>
          <mi>k</mi>
        </msup>
        <mo stretchy="false">−</mo>
        <mn>1</mn>
      </mrow>
      <mo stretchy="false">=</mo>
      <mrow>
        <mn>3</mn>
        <mo stretchy="false">×</mo>
        <mi>p</mi>
      </mrow>
    </mrow>
    <annotation encoding="StarMath 5.0">{4}^k-{1}={3} times p</annotation>
  </semantics>
</math>
</file>

<file path=Object 67/content.xml><?xml version="1.0" encoding="utf-8"?>
<math xmlns="http://www.w3.org/1998/Math/MathML" display="block">
  <semantics>
    <mrow>
      <mrow>
        <msup>
          <mn>4</mn>
          <mrow>
            <mi>k</mi>
            <mo stretchy="false">+</mo>
            <mn>1</mn>
          </mrow>
        </msup>
        <mo stretchy="false">−</mo>
        <mn>1</mn>
      </mrow>
      <mo stretchy="false">=</mo>
      <mrow>
        <mrow>
          <mn>4</mn>
          <mo stretchy="false">×</mo>
          <msup>
            <mn>4</mn>
            <mi>k</mi>
          </msup>
        </mrow>
        <mo stretchy="false">−</mo>
        <mn>1</mn>
      </mrow>
      <mo stretchy="false">=</mo>
      <mrow>
        <mrow>
          <mrow>
            <mo fence="true" stretchy="false">(</mo>
            <mrow>
              <mrow>
                <mn>3</mn>
                <mo stretchy="false">+</mo>
                <mn>1</mn>
              </mrow>
            </mrow>
            <mo fence="true" stretchy="false">)</mo>
          </mrow>
          <mo stretchy="false">×</mo>
          <msup>
            <mn>4</mn>
            <mi>k</mi>
          </msup>
        </mrow>
        <mo stretchy="false">−</mo>
        <mn>1</mn>
      </mrow>
      <mo stretchy="false">=</mo>
      <mrow>
        <mrow>
          <mn>3</mn>
          <mo stretchy="false">×</mo>
          <msup>
            <mn>4</mn>
            <mi>k</mi>
          </msup>
        </mrow>
        <mo stretchy="false">+</mo>
        <mrow>
          <mo fence="true" stretchy="false">(</mo>
          <mrow>
            <mrow>
              <msup>
                <mn>4</mn>
                <mi>k</mi>
              </msup>
              <mo stretchy="false">−</mo>
              <mn>1</mn>
            </mrow>
          </mrow>
          <mo fence="true" stretchy="false">)</mo>
        </mrow>
      </mrow>
    </mrow>
    <annotation encoding="StarMath 5.0">{4}^{k+{1}}-{1}={4} times {4}^k-{1}=({3}+{1}) times {4}^k-{1}={3} times {4}^k+({4}^k-{1})</annotation>
  </semantics>
</math>
</file>

<file path=Object 68/content.xml><?xml version="1.0" encoding="utf-8"?>
<math xmlns="http://www.w3.org/1998/Math/MathML" display="block">
  <semantics>
    <mrow>
      <mrow>
        <msup>
          <mn>4</mn>
          <mi>k</mi>
        </msup>
        <mo stretchy="false">−</mo>
        <mn>1</mn>
      </mrow>
      <mo stretchy="false">=</mo>
      <mrow>
        <mn>3</mn>
        <mo stretchy="false">×</mo>
        <mi>p</mi>
      </mrow>
    </mrow>
    <annotation encoding="StarMath 5.0">{4}^k-{1}={3} times p</annotation>
  </semantics>
</math>
</file>

<file path=Object 70/content.xml><?xml version="1.0" encoding="utf-8"?>
<math xmlns="http://www.w3.org/1998/Math/MathML" display="block">
  <semantics>
    <mrow>
      <mrow>
        <mrow>
          <msup>
            <mn>4</mn>
            <mrow>
              <mi>k</mi>
              <mo stretchy="false">+</mo>
              <mn>1</mn>
            </mrow>
          </msup>
          <mo stretchy="false">−</mo>
          <mn>1</mn>
        </mrow>
        <mo stretchy="false">=</mo>
        <mrow>
          <mrow>
            <mn>3</mn>
            <mo stretchy="false">×</mo>
            <msup>
              <mn>4</mn>
              <mi>k</mi>
            </msup>
          </mrow>
          <mo stretchy="false">+</mo>
          <mrow>
            <mn>3</mn>
            <mo stretchy="false">×</mo>
            <mi>p</mi>
          </mrow>
        </mrow>
        <mo stretchy="false">=</mo>
        <mrow>
          <mn>3</mn>
          <mo stretchy="false">×</mo>
          <mrow>
            <mo fence="true" stretchy="false">(</mo>
            <mrow>
              <mrow>
                <msup>
                  <mn>4</mn>
                  <mi>k</mi>
                </msup>
                <mo stretchy="false">+</mo>
                <mi>p</mi>
              </mrow>
            </mrow>
            <mo fence="true" stretchy="false">)</mo>
          </mrow>
        </mrow>
        <mo stretchy="false">=</mo>
        <mrow>
          <mn>3</mn>
          <mo stretchy="false">×</mo>
          <mi>p</mi>
        </mrow>
      </mrow>
      <mi>'</mi>
    </mrow>
    <annotation encoding="StarMath 5.0">{4}^{k+{1}}-{1}={3} times {4}^k+{3} times p={3} times ({4}^k+p)={3} times p'</annotation>
  </semantics>
</math>
</file>

<file path=Object 71/content.xml><?xml version="1.0" encoding="utf-8"?>
<math xmlns="http://www.w3.org/1998/Math/MathML" display="block">
  <semantics>
    <mrow>
      <msup>
        <mn>4</mn>
        <mrow>
          <mi>k</mi>
          <mo stretchy="false">+</mo>
          <mn>1</mn>
        </mrow>
      </msup>
      <mo stretchy="false">−</mo>
      <mn>1</mn>
    </mrow>
    <annotation encoding="StarMath 5.0">{4}^{k+{1}}-{1}</annotation>
  </semantics>
</math>
</file>

<file path=Object 72/content.xml><?xml version="1.0" encoding="utf-8"?>
<math xmlns="http://www.w3.org/1998/Math/MathML">
  <semantics>
    <mrow>
      <mrow>
        <msup>
          <mrow>
            <mn>4</mn>
          </mrow>
          <mrow>
            <mn>0</mn>
          </mrow>
        </msup>
        <mo stretchy="false">−</mo>
        <mrow>
          <mn>1</mn>
        </mrow>
      </mrow>
    </mrow>
    <annotation encoding="StarMath 5.0">{4}^{0}-{1}</annotation>
  </semantics>
</math>
</file>

<file path=Object 8/content.xml><?xml version="1.0" encoding="utf-8"?>
<math xmlns="http://www.w3.org/1998/Math/MathML" display="block">
  <semantics>
    <mrow>
      <mi>k</mi>
      <mo stretchy="false">⩾</mo>
      <msub>
        <mi>n</mi>
        <mn>0</mn>
      </msub>
    </mrow>
    <annotation encoding="StarMath 5.0">k geslant n_{0}</annotation>
  </semantics>
</math>
</file>